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5-02-1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4-10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4-03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3-09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3-01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2-10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2-01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1-09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0-12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20-01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9-08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9-01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8-08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8-01-0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7-01-3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6-09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6-01-12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5-08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5-0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4-09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4-01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3-08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3-01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2-09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1-12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1-09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1-01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10-01-1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9-01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8-09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8-01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7-09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7-01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6-09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6-01-2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5-09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5-06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5-02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4-11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4-09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4-05-0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4-01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3-10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3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3-04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3-01-1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2-11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2-09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2-05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2-05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2-02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1-08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1-05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1-01-1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0-11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0-05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0-02-03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2000-02-02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9-02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8-01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7-01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9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7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2095300401</text:p>
          </table:table-cell>
          <table:table-cell office:value-type="string" calcext:value-type="string">
            <text:p>LJ-65-04-901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